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sans-serif" svg:font-family="sans-serif"/>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sans-serif" fo:font-size="12pt"/>
    </style:style>
    <style:style style:name="P3" style:family="paragraph" style:parent-style-name="Standard">
      <style:paragraph-properties fo:text-align="justify" style:justify-single-word="false" style:writing-mode="lr-tb"/>
      <style:text-properties style:font-name="sans-serif" fo:font-size="12pt" officeooo:rsid="0010f0fd" officeooo:paragraph-rsid="0010f0fd"/>
    </style:style>
    <style:style style:name="P4" style:family="paragraph" style:parent-style-name="Standard">
      <style:paragraph-properties fo:text-align="justify" style:justify-single-word="false" style:writing-mode="lr-tb"/>
      <style:text-properties style:font-name="sans-serif" fo:font-size="12pt" officeooo:rsid="0011b55e" officeooo:paragraph-rsid="0011b55e"/>
    </style:style>
    <style:style style:name="T1" style:family="text">
      <style:text-properties style:font-name="sans-serif" fo:font-size="15pt"/>
    </style:style>
    <style:style style:name="T2" style:family="text">
      <style:text-properties style:font-name="sans-serif" fo:font-size="12pt"/>
    </style:style>
    <style:style style:name="T3" style:family="text">
      <style:text-properties officeooo:rsid="001400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ufgabe 1</text:span><text:line-break/><text:span text:style-name="T2">Beschreiben Sie kurz einen Realitätsausschnitt von Ihrem Unternehmen.</text:span></text:p>
      <text:p text:style-name="P2"/>
      <text:p text:style-name="P3">Bei FiANTEC werden die verschiedenen Mitarbeiter/innen verschiedenen Projekten zugewiesen. Dabei haben sie auch unterschiedliche Aufgaben im jeweiligen Projekt, und arbeiten teilweise auch an mehreren Projekten zur selben Zeit. Dabei muss allerdings beachtet werden, dass einige Projekte sehr dringend sind und andere nicht. <text:span text:style-name="T3">Je höher die Wichtigkeit des Projekts, desto höher auch die Prioritätszahl.</text:span></text:p>
      <text:p text:style-name="P4">Zu jedem Projekt wird auch Protokolliert, wie lange und wann welche/r Mitarbeiter/in an welchem Projekt gearbeitet hat. <text:span text:style-name="T3">Die Zeit wird für das jeweilige Datum in Stunden angegeb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7T19:54:17.811483490</dc:date>
    <meta:editing-duration>P1DT11H25M52S</meta:editing-duration>
    <meta:editing-cycles>5</meta:editing-cycles>
    <meta:generator>LibreOffice/7.3.7.2$Linux_X86_64 LibreOffice_project/30$Build-2</meta:generator>
    <meta:document-statistic meta:table-count="0" meta:image-count="0" meta:object-count="0" meta:page-count="1" meta:paragraph-count="3" meta:word-count="90" meta:character-count="658" meta:non-whitespace-character-count="571"/>
  </office:meta>
</office:document-meta>
</file>